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>
      <style:text-properties fo:color="#800000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band structure sequence</text:p>
          </table:table-cell>
          <table:table-cell table:number-columns-repeated="3"/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X coord in figure</text:p>
          </table:table-cell>
          <table:table-cell table:number-columns-repeated="3"/>
          <table:table-cell office:value-type="string" calcext:value-type="string">
            <text:p>M-SPARC</text:p>
          </table:table-cell>
          <table:table-cell office:value-type="string" calcext:value-type="string">
            <text:p>Abinit</text:p>
          </table:table-cell>
          <table:table-cell/>
        </table:table-row>
        <table:table-row table:style-name="ro1">
          <table:table-cell office:value-type="string" calcext:value-type="string">
            <text:p>gamm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, sparc</text:p>
          </table:table-cell>
          <table:table-cell/>
          <table:table-cell table:formula="of:=-130.29090810982/2" office:value-type="float" office:value="-65.14545405491" calcext:value-type="float">
            <text:p>-65.14545405491</text:p>
          </table:table-cell>
          <table:table-cell/>
        </table:table-row>
        <table:table-row table:style-name="ro1">
          <table:table-cell/>
          <table:table-cell table:style-name="ce1" office:value-type="float" office:value="0.1667" calcext:value-type="float">
            <text:p>0.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"/>
          <table:table-cell table:number-columns-repeated="3"/>
          <table:table-cell table:style-name="ce1" office:value-type="float" office:value="-65.233159478" calcext:value-type="float">
            <text:p>-65.233159478</text:p>
          </table:table-cell>
          <table:table-cell table:formula="of:=-130.46623642838/2" office:value-type="float" office:value="-65.23311821419" calcext:value-type="float">
            <text:p>-65.23311821419</text:p>
          </table:table-cell>
          <table:table-cell table:formula="of:=[.K3]-[.L3]" office:value-type="float" office:value="-0.000041263810004466" calcext:value-type="float">
            <text:p>-4.1263810004466E-05</text:p>
          </table:table-cell>
        </table:table-row>
        <table:table-row table:style-name="ro1">
          <table:table-cell/>
          <table:table-cell office:value-type="float" office:value="0.3334" calcext:value-type="float">
            <text:p>0.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3334" calcext:value-type="float">
            <text:p>0.33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.3334" calcext:value-type="float">
            <text:p>0.333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2+sqrt2/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+sqrt2/3*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+sqrt2</text:p>
          </table:table-cell>
          <table:table-cell table:number-columns-repeated="6"/>
        </table:table-row>
        <table:table-row table:style-name="ro1">
          <table:table-cell/>
          <table:table-cell table:number-columns-repeated="3" table:style-name="ce2" office:value-type="float" office:value="0.1667" calcext:value-type="float">
            <text:p>0.16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2+sqrt2+sqrt3/3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0.3334" calcext:value-type="float">
            <text:p>0.333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2+sqrt2+sqrt3/3*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2+sqrt2+sqrt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3334" calcext:value-type="float">
            <text:p>0.333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2+sqrt2+sqrt3+sqrt2/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1667" calcext:value-type="float">
            <text:p>0.166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2+sqrt2+sqrt3+sqrt2/3*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+sqrt2+sqrt3+sqrt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4" loext:min-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3">00/00/0000</text:date>, <text:time style:data-style-name="N2" text:time-value="18:35:41.917294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10:27:05.743578435</meta:creation-date>
    <dc:date>2022-11-13T18:35:56.262411619</dc:date>
    <meta:editing-duration>PT3H19M16S</meta:editing-duration>
    <meta:editing-cycles>12</meta:editing-cycles>
    <meta:generator>LibreOffice/5.3.6.1$Linux_X86_64 LibreOffice_project/30$Build-1</meta:generator>
    <meta:document-statistic meta:table-count="1" meta:cell-count="92" meta:object-count="0"/>
  </office:meta>
</office:document-meta>
</file>